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weight="bold" style:font-weight-asian="bold"/>
    </style:style>
    <style:style style:name="P2" style:parent-style-name="Standaard" style:family="paragraph">
      <style:text-properties fo:font-weight="bold" style:font-weight-asian="bold"/>
    </style:style>
    <style:style style:name="P3" style:parent-style-name="Standaard" style:family="paragraph">
      <style:text-properties fo:font-weight="bold" style:font-weight-asian="bold"/>
    </style:style>
    <style:style style:name="P4" style:parent-style-name="Standaard" style:family="paragraph">
      <style:text-properties fo:font-weight="bold" style:font-weight-asian="bold"/>
    </style:style>
  </office:automatic-styles>
  <office:body>
    <office:text text:use-soft-page-breaks="true">
      <text:p text:style-name="P1">Wat ga ik precies maken:</text:p>
      <text:p text:style-name="Standaard">Ik wil graag mijn Multiplayer Framework laten testen door mensen.<text:s/>En het veder uitbouwen to het een compleet framework is waar alles in zit en je</text:p>
      <text:p text:style-name="Standaard"/>
      <text:p text:style-name="P2">Waarom ga je dit maken?:<text:s/></text:p>
      <text:p text:style-name="Standaard">Ik wil het gaan stress testen of mijn server meerdere spelers aankan. Zo kunnen er ook bugs naar boven komen die ik nog niet heb gevonden en alle feedback die ik krijg van de testers kan ik verwerken</text:p>
      <text:p text:style-name="Standaard"/>
      <text:p text:style-name="P3">Wanneer is het af?:</text:p>
      <text:p text:style-name="Standaard">Ik wil 3 testen doen en vanwege de portfolio pitch en uitval op deze vrijdag wil ik de deadline op vrijdag 22 november zetten</text:p>
      <text:p text:style-name="Standaard"/>
      <text:p text:style-name="P4">Wat ga je inleveren?:</text:p>
      <text:p text:style-name="Standaard">De documentatie over het verloop van de tests. Welke bug er naar boven zijn gekomen, wat er veranderd moest worden en wat er toegevoegd moest worden.</text:p>
      <text:p text:style-name="Standaard">Video’s van de testes met gameplay.</text:p>
      <text:p text:style-name="Standaard">Ik moet even kijken of ik de source code online zet.</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Schreuder</meta:initial-creator>
    <dc:creator>Peter Schreuder</dc:creator>
    <meta:creation-date>2019-11-11T14:01:00Z</meta:creation-date>
    <dc:date>2019-11-11T14:22:00Z</dc:date>
    <meta:template xlink:href="Normal.dotm" xlink:type="simple"/>
    <meta:editing-cycles>4</meta:editing-cycles>
    <meta:editing-duration>PT1260S</meta:editing-duration>
    <meta:document-statistic meta:page-count="1" meta:paragraph-count="1" meta:word-count="124" meta:character-count="808" meta:row-count="5" meta:non-whitespace-character-count="685"/>
  </office:meta>
</office:document-meta>
</file>